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 office:value-type="string">
            <text:p>No matter how much we push 'em back, the
demons never go away for good.</text:p>
          </table:table-cell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 office:value-type="string">
            <text:p>Those bastards are tough, I'll give 'em that.</text:p>
          </table:table-cell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'm gonna leak...! I'm... gonna...
leak...!!</text:p>
          </table:table-cell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 office:value-type="string">
            <text:p>Guard
“Wait just a second, you!”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-Huh?! M...Move!!</text:p>
          </table:table-cell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 office:value-type="string">
            <text:p>Guard
“I'm not budging an inch!”</text:p>
          </table:table-cell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 office:value-type="string">
            <text:p>Guard
“Just what do you think you're doing!”</text:p>
          </table:table-cell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am I...?</text:p>
          </table:table-cell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 office:value-type="string">
            <text:p>I wanna use the bathroom!! Qu-Quickly...
get outta my way!!</text:p>
          </table:table-cell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 office:value-type="string">
            <text:p>Guard
“Not a chance!”</text:p>
          </table:table-cell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?!!!</text:p>
          </table:table-cell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 office:value-type="string">
            <text:p>Guard
“This here is the ladies' bathroom!”</text:p>
          </table:table-cell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 office:value-type="string">
            <text:p>Guard
“The mens' room is over that-a-way! Got
it?”</text:p>
          </table:table-cell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 office:value-type="string">
            <text:p>Guard
“Don't “what?” me.”</text:p>
          </table:table-cell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 office:value-type="string">
            <text:p>Guard
“You're a boy, and that means I'm not
letting you through here.”</text:p>
          </table:table-cell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but...</text:p>
          </table:table-cell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 office:value-type="string">
            <text:p>I-I'm... a girl...</text:p>
          </table:table-cell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 office:value-type="string">
            <text:p>Guard
“......”</text:p>
          </table:table-cell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 office:value-type="string">
            <text:p>Guard
“Listen, you...”</text:p>
          </table:table-cell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 office:value-type="string">
            <text:p>Guard
“I've got enough on my plate dealing with
the demons 'round here, I don't need you
playing games with me on top of that.”</text:p>
          </table:table-cell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 office:value-type="string">
            <text:p>Guard
“No matter which way I look at ya, you're
definitely a boy...”</text:p>
          </table:table-cell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's up with that?! S-So rude!!!</text:p>
          </table:table-cell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 office:value-type="string">
            <text:p>I'm a girl, honest-to-goodness!!!</text:p>
          </table:table-cell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 office:value-type="string">
            <text:p>Nfuuu!!</text:p>
          </table:table-cell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 office:value-type="string">
            <text:p>(Sh-Shit...! If only I wasn't so desperate
to pee right now... I'd tear this guy
a new one on the spot!!)</text:p>
          </table:table-cell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 office:value-type="string">
            <text:p>Nghaah! N-No... not good... I'm really
g-going to...</text:p>
          </table:table-cell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 office:value-type="string">
            <text:p>P-Pee myseeeeeelf!</text:p>
          </table:table-cell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 office:value-type="string">
            <text:p>Guard
“If it's really that bad, then quit your
games and go to the other toilet right
this instant!”</text:p>
          </table:table-cell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'm, I'm begging you, y-you have to
believe me!!! I'm seriously a girl!!!
I'm not a boy!!!</text:p>
          </table:table-cell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 office:value-type="string">
            <text:p>C'mon!! I'm gonna wet myself!! I'm
really gonna wet myseeeelf!!</text:p>
          </table:table-cell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 office:value-type="string">
            <text:p>Guard
“Haaah... do I have to drag this kid
outta here?”</text:p>
          </table:table-cell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t's no good, he's not listening to me!!!)</text:p>
          </table:table-cell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 office:value-type="string">
            <text:p>(Wh-Wh... What am I gonna dooo?!)</text:p>
          </table:table-cell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 office:value-type="string">
            <text:p>Then #50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Show him the ultimate proof</text:p>
          </table:table-cell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 office:value-type="string">
            <text:p>Then #7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Go to the boys' room</text:p>
          </table:table-cell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-This isn't going anywher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 office:value-type="string">
            <text:p>(But... but, I... can't... hold it...)</text:p>
          </table:table-cell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 office:value-type="string">
            <text:p>(There's only one thing I can do...!!!)</text:p>
          </table:table-cell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 office:value-type="string">
            <text:p>H-Hey... look...!!</text:p>
          </table:table-cell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 office:value-type="string">
            <text:p>I'm... a GIRL!!!</text:p>
          </table:table-cell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 office:value-type="string">
            <text:p>Guard
“Uwah... ah, uwaah... ////”</text:p>
          </table:table-cell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 office:value-type="string">
            <text:p>Guard
“I'm, uhh...”</text:p>
          </table:table-cell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 office:value-type="string">
            <text:p>Guard
“I'M SO SORRY!!!!!!”</text:p>
          </table:table-cell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oooooooooooooooohhhhh /////////</text:p>
          </table:table-cell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 office:value-type="string">
            <text:p>(I can f-finally... pee...)</text:p>
          </table:table-cell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 office:value-type="string">
            <text:p>Auuuu!!! I-I have... to... hurr—</text:p>
          </table:table-cell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 office:value-type="string">
            <text:p>Wah!! Oh, n-no... I forgot to pull up
my...</text:p>
          </table:table-cell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 office:value-type="string">
            <text:p>Nghhhhhh!!!!</text:p>
          </table:table-cell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 office:value-type="string">
            <text:p>Ah, ah, ah, ah, AH, AH!! AAHH!!</text:p>
          </table:table-cell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 office:value-type="string">
            <text:p>No, s-s-stop...! Stooooop!</text:p>
          </table:table-cell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 office:value-type="string">
            <text:p>Uwaaaaaaah!! It's coming out! I-It's
all... coming... uu, uu...!!! Aaaahhh!!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 office:value-type="string">
            <text:p>I-I ended up... p... p... peeing... myself...
anyway...</text:p>
          </table:table-cell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 office:value-type="string">
            <text:p>Guard
“U-Uhaah... oh, crap... //////”</text:p>
          </table:table-cell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 office:value-type="string">
            <text:p>Guard
“Hey, are you okay? Uheheh... /////”</text:p>
          </table:table-cell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...</text:p>
          </table:table-cell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 office:value-type="string">
            <text:p>...I'm... I'm gonna slice you into
ribboooons!!!</text:p>
          </table:table-cell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 office:value-type="string">
            <text:p>Fuweeeeeeeeeeeeeeeehhhhhhhn! ////////</text:p>
          </table:table-cell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-I really... can't... take any more
...of this...)</text:p>
          </table:table-cell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 office:value-type="string">
            <text:p>Y-You... you're gonna regret thi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